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514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1.998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834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0.66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0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 style:data-style-name="N112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06pt solid #000000" fo:border-left="none" fo:border-right="0.06pt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1"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00" fo:border="0.06pt solid #000000"/>
    </style:style>
    <style:style style:name="ce55" style:family="table-cell" style:parent-style-name="Default" style:data-style-name="N112"/>
    <style:style style:name="ce56" style:family="table-cell" style:parent-style-name="Default" style:data-style-name="N112">
      <style:text-properties fo:font-weight="bold" style:font-weight-asian="bold" style:font-weight-complex="bold"/>
    </style:style>
    <style:style style:name="ce57" style:family="table-cell" style:parent-style-name="Default" style:data-style-name="N112">
      <style:table-cell-properties fo:background-color="transparent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0" style:family="table-cell" style:parent-style-name="Default" style:data-style-name="N112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transparent"/>
    </style:style>
    <style:style style:name="ce62" style:family="table-cell" style:parent-style-name="Default">
      <style:table-cell-properties fo:background-color="transparent" fo:border="none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 style:data-style-name="N1"/>
    <style:style style:name="ce65" style:family="table-cell" style:parent-style-name="Default" style:data-style-name="N2"/>
    <style:style style:name="ce6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ize-complex="10pt" fo:font-weight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weight-asian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size-complex="10pt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size-complex="10pt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style:font-size-complex="10pt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size-complex="10pt"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style:font-weight-complex="bold" style:text-overline-style="none" style:text-overline-color="font-color" style:font-size-complex="10pt" fo:font-weight="bold" fo:language="en" fo:country="GB" style:font-relief="none" style:text-emphasize="none" style:font-style-complex="normal" style:font-style-asian="normal" style:font-weight-asian="bold" style:font-size-asian="10pt" style:font-name-complex="Lohit Devanagari" style:font-name-asian="Noto Sans CJK SC" style:language-complex="hi" style:country-complex="IN"/>
    </style:style>
    <style:style style:name="T9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style:text-overline-style="none" style:text-overline-color="font-color" style:font-size-complex="10pt" fo:language="en" fo:country="GB" style:font-relief="none" style:text-emphasize="none" style:font-style-complex="normal" style:font-style-asian="normal" style:font-size-asian="10pt" style:font-name-complex="Lohit Devanagari" style:font-name-asian="Noto Sans CJK SC" style:language-complex="hi" style:country-complex="IN"/>
    </style:style>
    <style:style style:name="T10" style:family="text">
      <style:text-properties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size="10pt" style:font-name="Liberation Sans" style:text-overline-style="none" style:text-overline-color="font-color" style:font-size-complex="10pt" fo:language="en" fo:country="GB" style:font-relief="none" style:text-emphasize="none" style:font-style-complex="normal" style:font-style-asian="normal" style:font-size-asian="10pt" style:font-name-complex="Lohit Devanagari" style:font-name-asian="Noto Sans CJK SC" style:language-complex="hi" style:country-complex="IN" fo:font-weight="bold" style:font-weight-asian="bold" style:font-weight-complex="bold"/>
    </style:style>
    <style:style style:name="T11" style:family="text">
      <style:text-properties style:language-asian="zh" style:country-asian="CN" style:text-line-through-mode="continuous" fo:text-shadow="none" style:text-outline="false" style:text-line-through-type="none" style:text-underline-style="none" style:text-underline-color="font-color" fo:font-size="10pt" style:font-name="Liberation Sans" style:text-overline-style="none" style:text-overline-color="font-color" style:font-size-complex="10pt" fo:language="en" fo:country="GB" style:font-relief="none" style:text-emphasize="none" style:font-size-asian="10pt" style:font-name-complex="Lohit Devanagari" style:font-name-asian="Noto Sans CJK SC" style:language-complex="hi" style:country-complex="IN" style:font-weight-complex="normal" style:font-weight-asian="normal" fo:font-weight="normal" fo:font-style="italic" style:font-style-asian="italic" style:font-style-complex="italic"/>
    </style:style>
    <style:style style:name="T12" style:family="text">
      <style:text-properties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fo:font-size="10pt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font-name-asian="Noto Sans CJK SC"/>
    </style:style>
    <style:style style:name="T13" style:family="text">
      <style:text-properties style:font-name="Liberation Sans" style:language-complex="hi" style:country-complex="IN" style:font-name-complex="Lohit Devanagari" style:font-size-asian="10pt" style:font-size-complex="10pt" style:font-style-asian="normal" style:font-style-complex="normal" style:text-emphasize="none" style:font-relief="none" fo:font-size="10pt" style:language-asian="zh" style:country-asian="C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font-name-asian="Noto Sans CJK SC" fo:font-weight="bold" style:font-weight-asian="bold" style:font-weight-complex="bold"/>
    </style:style>
    <style:style style:name="T14" style:family="text">
      <style:text-properties style:font-name="Liberation Sans" style:language-complex="hi" style:country-complex="IN" style:font-name-complex="Lohit Devanagari" style:font-size-asian="10pt" style:font-size-complex="10pt" style:text-emphasize="none" style:font-relief="none" fo:font-size="10pt" style:language-asian="zh" style:country-asian="CN" style:text-overline-style="none" style:text-overline-color="font-color" style:text-underline-style="none" style:text-underline-color="font-color" style:text-line-through-type="none" style:text-outline="false" fo:text-shadow="none" style:text-line-through-mode="continuous" fo:language="en" fo:country="GB" style:font-name-asian="Noto Sans CJK SC" style:font-weight-asian="normal" fo:font-weight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3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Room by room ventilation heat loss calculation following EN 12831-1:2017 standard calculation method</text:p>
          </table:table-cell>
          <table:table-cell table:number-columns-repeated="11"/>
          <table:table-cell table:style-name="ce40"/>
          <table:table-cell table:number-columns-repeated="2"/>
        </table:table-row>
        <table:table-row table:style-name="ro2">
          <table:table-cell table:number-columns-repeated="12"/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External temperature</text:p>
          </table:table-cell>
          <table:table-cell table:number-columns-repeated="2"/>
          <table:table-cell table:style-name="ce20" office:value-type="float" office:value="-3" calcext:value-type="float">
            <text:p>-3</text:p>
          </table:table-cell>
          <table:table-cell table:number-columns-repeated="8"/>
          <table:table-cell table:style-name="ce40"/>
          <table:table-cell table:number-columns-repeated="2"/>
        </table:table-row>
        <table:table-row table:style-name="ro2">
          <table:table-cell table:number-columns-repeated="12"/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Room name</text:p>
          </table:table-cell>
          <table:table-cell table:number-columns-repeated="2"/>
          <table:table-cell office:value-type="string" calcext:value-type="string">
            <text:p>Livingroom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Bed 1</text:p>
          </table:table-cell>
          <table:table-cell office:value-type="string" calcext:value-type="string">
            <text:p>Bed 2</text:p>
          </table:table-cell>
          <table:table-cell office:value-type="string" calcext:value-type="string">
            <text:p>Bed 3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Bathroom</text:p>
          </table:table-cell>
          <table:table-cell table:style-name="ce13" office:value-type="string" calcext:value-type="string">
            <text:p>Totals</text:p>
          </table:table-cell>
          <table:table-cell table:style-name="ce40"/>
          <table:table-cell table:number-columns-repeated="2"/>
        </table:table-row>
        <table:table-row table:style-name="ro2">
          <table:table-cell office:value-type="string" calcext:value-type="string">
            <text:p>Room internal temperature</text:p>
          </table:table-cell>
          <table:table-cell/>
          <table:table-cell table:style-name="ce12" office:value-type="string" calcext:value-type="string">
            <text:p>C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6" table:style-name="ce20" office:value-type="float" office:value="18" calcext:value-type="float">
            <text:p>18</text:p>
          </table:table-cell>
          <table:table-cell table:style-name="ce20" office:value-type="float" office:value="22" calcext:value-type="float">
            <text:p>22</text:p>
          </table:table-cell>
          <table:table-cell table:style-name="ce12"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om volume</text:p>
          </table:table-cell>
          <table:table-cell/>
          <table:table-cell table:style-name="ce12" office:value-type="string" calcext:value-type="string">
            <text:p>m3</text:p>
          </table:table-cell>
          <table:table-cell table:style-name="ce20" office:value-type="float" office:value="58.8" calcext:value-type="float">
            <text:p>58.8</text:p>
          </table:table-cell>
          <table:table-cell table:number-columns-repeated="2" table:style-name="ce20" office:value-type="float" office:value="17.3" calcext:value-type="float">
            <text:p>17.3</text:p>
          </table:table-cell>
          <table:table-cell table:style-name="ce20" office:value-type="float" office:value="25.2" calcext:value-type="float">
            <text:p>25.2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9.5" calcext:value-type="float">
            <text:p>9.5</text:p>
          </table:table-cell>
          <table:table-cell table:style-name="ce20" office:value-type="float" office:value="15.8" calcext:value-type="float">
            <text:p>15.8</text:p>
          </table:table-cell>
          <table:table-cell table:style-name="ce20" office:value-type="float" office:value="19" calcext:value-type="float">
            <text:p>19</text:p>
          </table:table-cell>
          <table:table-cell table:style-name="ce13" table:formula="of:=SUM([.D7:.K7])" office:value-type="float" office:value="182.9" calcext:value-type="float">
            <text:p>182.9</text:p>
          </table:table-cell>
          <table:table-cell table:style-name="ce41" office:value-type="string" calcext:value-type="string">
            <text:p>m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room</text:p>
          </table:table-cell>
          <table:table-cell/>
          <table:table-cell table:style-name="ce12" office:value-type="string" calcext:value-type="string">
            <text:p>m2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26.9" calcext:value-type="float">
            <text:p>26.9</text:p>
          </table:table-cell>
          <table:table-cell table:style-name="ce20" office:value-type="float" office:value="27.4" calcext:value-type="float">
            <text:p>27.4</text:p>
          </table:table-cell>
          <table:table-cell table:style-name="ce20" office:value-type="float" office:value="22.3" calcext:value-type="float">
            <text:p>22.3</text:p>
          </table:table-cell>
          <table:table-cell table:style-name="ce20" office:value-type="float" office:value="23.7" calcext:value-type="float">
            <text:p>23.7</text:p>
          </table:table-cell>
          <table:table-cell table:style-name="ce20" office:value-type="float" office:value="13.6" calcext:value-type="float">
            <text:p>13.6</text:p>
          </table:table-cell>
          <table:table-cell table:style-name="ce20" office:value-type="float" office:value="17.2" calcext:value-type="float">
            <text:p>17.2</text:p>
          </table:table-cell>
          <table:table-cell table:style-name="ce20" office:value-type="float" office:value="29.5" calcext:value-type="float">
            <text:p>29.5</text:p>
          </table:table-cell>
          <table:table-cell table:style-name="ce13" table:formula="of:=SUM([.D8:.K8])" office:value-type="float" office:value="214.6" calcext:value-type="float">
            <text:p>214.6</text:p>
          </table:table-cell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haust air volume flow from the room</text:p>
          </table:table-cell>
          <table:table-cell office:value-type="string" calcext:value-type="string">
            <text:p>qv.exh.i</text:p>
          </table:table-cell>
          <table:table-cell table:style-name="ce12" office:value-type="string" calcext:value-type="string">
            <text:p>m3/hr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13" table:formula="of:=SUM([.D9:.K9])" office:value-type="float" office:value="0" calcext:value-type="float">
            <text:p>0</text:p>
          </table:table-cell>
          <table:table-cell table:style-name="ce41"/>
          <table:table-cell table:number-columns-repeated="2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13" office:value-type="string" calcext:value-type="string">
            <text:p>ACH</text:p>
          </table:table-cell>
          <table:table-cell table:style-name="ce21" table:formula="of:=([.D20]/([.D23]*([.D24]-[.D25])))/[.D7]" office:value-type="float" office:value="0.436224489795918" calcext:value-type="float">
            <text:p>0.44</text:p>
          </table:table-cell>
          <table:table-cell table:style-name="ce21" table:formula="of:=([.E20]/([.E23]*([.E24]-[.E25])))/[.E7]" office:value-type="float" office:value="0.738583815028902" calcext:value-type="float">
            <text:p>0.74</text:p>
          </table:table-cell>
          <table:table-cell table:style-name="ce21" table:formula="of:=([.F20]/([.F23]*([.F24]-[.F25])))/[.F7]" office:value-type="float" office:value="0.752312138728324" calcext:value-type="float">
            <text:p>0.75</text:p>
          </table:table-cell>
          <table:table-cell table:style-name="ce21" table:formula="of:=([.G20]/([.G23]*([.G24]-[.G25])))/[.G7]" office:value-type="float" office:value="0.420337301587302" calcext:value-type="float">
            <text:p>0.42</text:p>
          </table:table-cell>
          <table:table-cell table:style-name="ce21" table:formula="of:=([.H20]/([.H23]*([.H24]-[.H25])))/[.H7]" office:value-type="float" office:value="0.562875" calcext:value-type="float">
            <text:p>0.56</text:p>
          </table:table-cell>
          <table:table-cell table:style-name="ce21" table:formula="of:=([.I20]/([.I23]*([.I24]-[.I25])))/[.I7]" office:value-type="float" office:value="0.68" calcext:value-type="float">
            <text:p>0.68</text:p>
          </table:table-cell>
          <table:table-cell table:style-name="ce21" table:formula="of:=([.J20]/([.J23]*([.J24]-[.J25])))/[.J7]" office:value-type="float" office:value="0.517088607594937" calcext:value-type="float">
            <text:p>0.52</text:p>
          </table:table-cell>
          <table:table-cell table:style-name="ce21" table:formula="of:=([.K20]/([.K23]*([.K24]-[.K25])))/[.K7]" office:value-type="float" office:value="0.7375" calcext:value-type="float">
            <text:p>0.74</text:p>
          </table:table-cell>
          <table:table-cell/>
          <table:table-cell table:style-name="ce41" office:value-type="string" calcext:value-type="string">
            <text:p>A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13" office:value-type="string" calcext:value-type="string">
            <text:p>ACH</text:p>
          </table:table-cell>
          <table:table-cell table:style-name="ce21" table:formula="of:=([.D22]/([.D23]*([.D24]-[.D25])))/[.D7]" office:value-type="float" office:value="0.872448979591837" calcext:value-type="float">
            <text:p>0.87</text:p>
          </table:table-cell>
          <table:table-cell table:style-name="ce21" table:formula="of:=([.E22]/([.E23]*([.E24]-[.E25])))/[.E7]" office:value-type="float" office:value="1.4771676300578" calcext:value-type="float">
            <text:p>1.48</text:p>
          </table:table-cell>
          <table:table-cell table:style-name="ce21" table:formula="of:=([.F22]/([.F23]*([.F24]-[.F25])))/[.F7]" office:value-type="float" office:value="1.50462427745665" calcext:value-type="float">
            <text:p>1.50</text:p>
          </table:table-cell>
          <table:table-cell table:style-name="ce21" table:formula="of:=([.G22]/([.G23]*([.G24]-[.G25])))/[.G7]" office:value-type="float" office:value="0.840674603174603" calcext:value-type="float">
            <text:p>0.84</text:p>
          </table:table-cell>
          <table:table-cell table:style-name="ce21" table:formula="of:=([.H22]/([.H23]*([.H24]-[.H25])))/[.H7]" office:value-type="float" office:value="1.12575" calcext:value-type="float">
            <text:p>1.13</text:p>
          </table:table-cell>
          <table:table-cell table:style-name="ce21" table:formula="of:=([.I22]/([.I23]*([.I24]-[.I25])))/[.I7]" office:value-type="float" office:value="1.36" calcext:value-type="float">
            <text:p>1.36</text:p>
          </table:table-cell>
          <table:table-cell table:style-name="ce21" table:formula="of:=([.J22]/([.J23]*([.J24]-[.J25])))/[.J7]" office:value-type="float" office:value="1.03417721518987" calcext:value-type="float">
            <text:p>1.03</text:p>
          </table:table-cell>
          <table:table-cell table:style-name="ce21" table:formula="of:=([.K22]/([.K23]*([.K24]-[.K25])))/[.K7]" office:value-type="float" office:value="1.475" calcext:value-type="float">
            <text:p>1.48</text:p>
          </table:table-cell>
          <table:table-cell/>
          <table:table-cell table:style-name="ce41" office:value-type="string" calcext:value-type="string">
            <text:p>ACH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office:value-type="string" calcext:value-type="string">
            <text:p>Effective air volume flow</text:p>
          </table:table-cell>
          <table:table-cell/>
          <table:table-cell table:style-name="ce12" office:value-type="string" calcext:value-type="string">
            <text:p>m3/hr</text:p>
          </table:table-cell>
          <table:table-cell table:style-name="ce22" table:formula="of:=[.D10]*[.D7]" office:value-type="float" office:value="25.65" calcext:value-type="float">
            <text:p>25.7</text:p>
          </table:table-cell>
          <table:table-cell table:style-name="ce22" table:formula="of:=[.E10]*[.E7]" office:value-type="float" office:value="12.7775" calcext:value-type="float">
            <text:p>12.8</text:p>
          </table:table-cell>
          <table:table-cell table:style-name="ce22" table:formula="of:=[.F10]*[.F7]" office:value-type="float" office:value="13.015" calcext:value-type="float">
            <text:p>13.0</text:p>
          </table:table-cell>
          <table:table-cell table:style-name="ce22" table:formula="of:=[.G10]*[.G7]" office:value-type="float" office:value="10.5925" calcext:value-type="float">
            <text:p>10.6</text:p>
          </table:table-cell>
          <table:table-cell table:style-name="ce22" table:formula="of:=[.H10]*[.H7]" office:value-type="float" office:value="11.2575" calcext:value-type="float">
            <text:p>11.3</text:p>
          </table:table-cell>
          <table:table-cell table:style-name="ce22" table:formula="of:=[.I10]*[.I7]" office:value-type="float" office:value="6.46" calcext:value-type="float">
            <text:p>6.5</text:p>
          </table:table-cell>
          <table:table-cell table:style-name="ce22" table:formula="of:=[.J10]*[.J7]" office:value-type="float" office:value="8.17" calcext:value-type="float">
            <text:p>8.2</text:p>
          </table:table-cell>
          <table:table-cell table:style-name="ce22" table:formula="of:=[.K10]*[.K7]" office:value-type="float" office:value="14.0125" calcext:value-type="float">
            <text:p>14.0</text:p>
          </table:table-cell>
          <table:table-cell table:style-name="ce25" table:formula="of:=SUM([.D13:.K13])" office:value-type="float" office:value="101.935" calcext:value-type="float">
            <text:p>101.9</text:p>
          </table:table-cell>
          <table:table-cell table:style-name="ce42" table:formula="of:=[.L13]/[.L7]" office:value-type="float" office:value="0.557326407873155" calcext:value-type="float">
            <text:p>0.6</text:p>
          </table:table-cell>
          <table:table-cell table:style-name="ce50" office:value-type="string" calcext:value-type="string">
            <text:p>ACH</text:p>
          </table:table-cell>
          <table:table-cell/>
        </table:table-row>
        <table:table-row table:style-name="ro2">
          <table:table-cell office:value-type="string" calcext:value-type="string">
            <text:p>Effective air volume flow</text:p>
          </table:table-cell>
          <table:table-cell/>
          <table:table-cell table:style-name="ce12" office:value-type="string" calcext:value-type="string">
            <text:p>m3/hr</text:p>
          </table:table-cell>
          <table:table-cell table:style-name="ce22" table:formula="of:=[.D11]*[.D7]" office:value-type="float" office:value="51.3" calcext:value-type="float">
            <text:p>51.3</text:p>
          </table:table-cell>
          <table:table-cell table:style-name="ce22" table:formula="of:=[.E11]*[.E7]" office:value-type="float" office:value="25.555" calcext:value-type="float">
            <text:p>25.6</text:p>
          </table:table-cell>
          <table:table-cell table:style-name="ce22" table:formula="of:=[.F11]*[.F7]" office:value-type="float" office:value="26.03" calcext:value-type="float">
            <text:p>26.0</text:p>
          </table:table-cell>
          <table:table-cell table:style-name="ce22" table:formula="of:=[.G11]*[.G7]" office:value-type="float" office:value="21.185" calcext:value-type="float">
            <text:p>21.2</text:p>
          </table:table-cell>
          <table:table-cell table:style-name="ce22" table:formula="of:=[.H11]*[.H7]" office:value-type="float" office:value="22.515" calcext:value-type="float">
            <text:p>22.5</text:p>
          </table:table-cell>
          <table:table-cell table:style-name="ce22" table:formula="of:=[.I11]*[.I7]" office:value-type="float" office:value="12.92" calcext:value-type="float">
            <text:p>12.9</text:p>
          </table:table-cell>
          <table:table-cell table:style-name="ce22" table:formula="of:=[.J11]*[.J7]" office:value-type="float" office:value="16.34" calcext:value-type="float">
            <text:p>16.3</text:p>
          </table:table-cell>
          <table:table-cell table:style-name="ce22" table:formula="of:=[.K11]*[.K7]" office:value-type="float" office:value="28.025" calcext:value-type="float">
            <text:p>28.0</text:p>
          </table:table-cell>
          <table:table-cell table:style-name="ce25" table:formula="of:=SUM([.D14:.K14])" office:value-type="float" office:value="203.87" calcext:value-type="float">
            <text:p>203.9</text:p>
          </table:table-cell>
          <table:table-cell table:style-name="ce42" table:formula="of:=[.L14]/[.L7]" office:value-type="float" office:value="1.11465281574631" calcext:value-type="float">
            <text:p>1.1</text:p>
          </table:table-cell>
          <table:table-cell table:style-name="ce50" office:value-type="string" calcext:value-type="string">
            <text:p>ACH</text:p>
          </table:table-cell>
          <table:table-cell/>
        </table:table-row>
        <table:table-row table:style-name="ro2">
          <table:table-cell table:number-columns-repeated="2"/>
          <table:table-cell table:style-name="ce12"/>
          <table:table-cell table:style-name="ce22" table:number-columns-repeated="8"/>
          <table:table-cell table:style-name="ce25"/>
          <table:table-cell table:style-name="ce43"/>
          <table:table-cell table:number-columns-repeated="2"/>
        </table:table-row>
        <table:table-row table:style-name="ro2">
          <table:table-cell table:style-name="ce3" office:value-type="string" calcext:value-type="string">
            <text:p>6.3.3.3.1 Ventilation heat loss of the building (build) / zone (z) / room (I)</text:p>
          </table:table-cell>
          <table:table-cell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number-columns-repeated="9"/>
          <table:table-cell table:style-name="ce41"/>
          <table:table-cell/>
          <table:table-cell table:style-name="ce3"/>
        </table:table-row>
        <table:table-row table:style-name="ro2">
          <table:table-cell table:style-name="ce4" office:value-type="string" calcext:value-type="string">
            <text:p>6.3.3.3.1 Building (15)</text:p>
          </table:table-cell>
          <table:table-cell table:style-name="ce5"/>
          <table:table-cell table:style-name="ce14" table:number-columns-repeated="2"/>
          <table:table-cell table:number-columns-repeated="7"/>
          <table:table-cell table:style-name="ce23" table:formula="of:=[.L20]" office:value-type="float" office:value="764.3149" calcext:value-type="float">
            <text:p>764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6.3.3.3.1 Zone (16)</text:p>
          </table:table-cell>
          <table:table-cell table:style-name="ce5"/>
          <table:table-cell table:style-name="ce15" office:value-type="string" calcext:value-type="string">
            <text:p>W</text:p>
          </table:table-cell>
          <table:table-cell table:style-name="ce23" table:formula="of:=[.D23]*((MAX([.D46]+[.D29];0.5*[.D30]-[.D32])*([.D24]-[.D25]))+([.D33]*([.D24]-[.D26])+([.D34]*([.D24]-[.D27]))))" office:value-type="float" office:value="200.583" calcext:value-type="float">
            <text:p>201</text:p>
          </table:table-cell>
          <table:table-cell table:style-name="ce23" table:formula="of:=[.E23]*((MAX([.E46]+[.E29];0.5*[.E30]-[.E32])*([.E24]-[.E25]))+([.E33]*([.E24]-[.E26])+([.E34]*([.E24]-[.E27]))))" office:value-type="float" office:value="91.23135" calcext:value-type="float">
            <text:p>91</text:p>
          </table:table-cell>
          <table:table-cell table:style-name="ce23" table:formula="of:=[.F23]*((MAX([.F46]+[.F29];0.5*[.F30]-[.F32])*([.F24]-[.F25]))+([.F33]*([.F24]-[.F26])+([.F34]*([.F24]-[.F27]))))" office:value-type="float" office:value="92.9271" calcext:value-type="float">
            <text:p>93</text:p>
          </table:table-cell>
          <table:table-cell table:style-name="ce23" table:formula="of:=[.G23]*((MAX([.G46]+[.G29];0.5*[.G30]-[.G32])*([.G24]-[.G25]))+([.G33]*([.G24]-[.G26])+([.G34]*([.G24]-[.G27]))))" office:value-type="float" office:value="75.63045" calcext:value-type="float">
            <text:p>76</text:p>
          </table:table-cell>
          <table:table-cell table:style-name="ce23" table:formula="of:=[.H23]*((MAX([.H46]+[.H29];0.5*[.H30]-[.H32])*([.H24]-[.H25]))+([.H33]*([.H24]-[.H26])+([.H34]*([.H24]-[.H27]))))" office:value-type="float" office:value="80.37855" calcext:value-type="float">
            <text:p>80</text:p>
          </table:table-cell>
          <table:table-cell table:style-name="ce23" table:formula="of:=[.I23]*((MAX([.I46]+[.I29];0.5*[.I30]-[.I32])*([.I24]-[.I25]))+([.I33]*([.I24]-[.I26])+([.I34]*([.I24]-[.I27]))))" office:value-type="float" office:value="46.1244" calcext:value-type="float">
            <text:p>46</text:p>
          </table:table-cell>
          <table:table-cell table:style-name="ce23" table:formula="of:=[.J23]*((MAX([.J46]+[.J29];0.5*[.J30]-[.J32])*([.J24]-[.J25]))+([.J33]*([.J24]-[.J26])+([.J34]*([.J24]-[.J27]))))" office:value-type="float" office:value="58.3338" calcext:value-type="float">
            <text:p>58</text:p>
          </table:table-cell>
          <table:table-cell table:style-name="ce23" table:formula="of:=[.K23]*((MAX([.K46]+[.K29];0.5*[.K30]-[.K32])*([.K24]-[.K25]))+([.K33]*([.K24]-[.K26])+([.K34]*([.K24]-[.K27]))))" office:value-type="float" office:value="119.10625" calcext:value-type="float">
            <text:p>119</text:p>
          </table:table-cell>
          <table:table-cell table:style-name="ce23" table:formula="of:=SUM([.D20:.K20])" office:value-type="float" office:value="764.3149" calcext:value-type="float">
            <text:p>764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number-columns-repeated="8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6.3.3.3.1 Heated space (17)</text:p>
          </table:table-cell>
          <table:table-cell/>
          <table:table-cell table:style-name="ce15" office:value-type="string" calcext:value-type="string">
            <text:p>W</text:p>
          </table:table-cell>
          <table:table-cell table:style-name="ce23" table:formula="of:=[.D23]*((MAX([.D28]+[.D29];[.D30]-[.D32])*([.D24]-[.D25]))+([.D33]*([.D24]-[.D26])+([.D34]*([.D24]-[.D27]))))" office:value-type="float" office:value="401.166" calcext:value-type="float">
            <text:p>401</text:p>
          </table:table-cell>
          <table:table-cell table:style-name="ce23" table:formula="of:=[.E23]*((MAX([.E28]+[.E29];[.E30]-[.E32])*([.E24]-[.E25]))+([.E33]*([.E24]-[.E26])+([.E34]*([.E24]-[.E27]))))" office:value-type="float" office:value="182.4627" calcext:value-type="float">
            <text:p>182</text:p>
          </table:table-cell>
          <table:table-cell table:style-name="ce23" table:formula="of:=[.F23]*((MAX([.F28]+[.F29];[.F30]-[.F32])*([.F24]-[.F25]))+([.F33]*([.F24]-[.F26])+([.F34]*([.F24]-[.F27]))))" office:value-type="float" office:value="185.8542" calcext:value-type="float">
            <text:p>186</text:p>
          </table:table-cell>
          <table:table-cell table:style-name="ce23" table:formula="of:=[.G23]*((MAX([.G28]+[.G29];[.G30]-[.G32])*([.G24]-[.G25]))+([.G33]*([.G24]-[.G26])+([.G34]*([.G24]-[.G27]))))" office:value-type="float" office:value="151.2609" calcext:value-type="float">
            <text:p>151</text:p>
          </table:table-cell>
          <table:table-cell table:style-name="ce23" table:formula="of:=[.H23]*((MAX([.H28]+[.H29];[.H30]-[.H32])*([.H24]-[.H25]))+([.H33]*([.H24]-[.H26])+([.H34]*([.H24]-[.H27]))))" office:value-type="float" office:value="160.7571" calcext:value-type="float">
            <text:p>161</text:p>
          </table:table-cell>
          <table:table-cell table:style-name="ce23" table:formula="of:=[.I23]*((MAX([.I28]+[.I29];[.I30]-[.I32])*([.I24]-[.I25]))+([.I33]*([.I24]-[.I26])+([.I34]*([.I24]-[.I27]))))" office:value-type="float" office:value="92.2488" calcext:value-type="float">
            <text:p>92</text:p>
          </table:table-cell>
          <table:table-cell table:style-name="ce23" table:formula="of:=[.J23]*((MAX([.J28]+[.J29];[.J30]-[.J32])*([.J24]-[.J25]))+([.J33]*([.J24]-[.J26])+([.J34]*([.J24]-[.J27]))))" office:value-type="float" office:value="116.6676" calcext:value-type="float">
            <text:p>117</text:p>
          </table:table-cell>
          <table:table-cell table:style-name="ce23" table:formula="of:=[.K23]*((MAX([.K28]+[.K29];[.K30]-[.K32])*([.K24]-[.K25]))+([.K33]*([.K24]-[.K26])+([.K34]*([.K24]-[.K27]))))" office:value-type="float" office:value="238.2125" calcext:value-type="float">
            <text:p>238</text:p>
          </table:table-cell>
          <table:table-cell table:style-name="ce23" table:formula="of:=SUM([.D22:.K22])" office:value-type="float" office:value="1528.6298" calcext:value-type="float">
            <text:p>1529</text:p>
          </table:table-cell>
          <table:table-cell table:style-name="ce44"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nsity x specific heat</text:p>
          </table:table-cell>
          <table:table-cell office:value-type="string" calcext:value-type="string">
            <text:p>p.cp</text:p>
          </table:table-cell>
          <table:table-cell table:style-name="ce14"/>
          <table:table-cell table:number-columns-repeated="8" table:style-name="ce20" office:value-type="float" office:value="0.34" calcext:value-type="float">
            <text:p>0.34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Internal temperature</text:p>
          </table:table-cell>
          <table:table-cell office:value-type="string" calcext:value-type="string">
            <text:p>O.int.i</text:p>
          </table:table-cell>
          <table:table-cell table:style-name="ce14" office:value-type="string" calcext:value-type="string">
            <text:p>C</text:p>
          </table:table-cell>
          <table:table-cell table:style-name="ce24" table:formula="of:=[.D6]" office:value-type="float" office:value="20" calcext:value-type="float">
            <text:p>20</text:p>
          </table:table-cell>
          <table:table-cell table:style-name="ce24" table:formula="of:=[.E6]" office:value-type="float" office:value="18" calcext:value-type="float">
            <text:p>18</text:p>
          </table:table-cell>
          <table:table-cell table:style-name="ce24" table:formula="of:=[.F6]" office:value-type="float" office:value="18" calcext:value-type="float">
            <text:p>18</text:p>
          </table:table-cell>
          <table:table-cell table:style-name="ce24" table:formula="of:=[.G6]" office:value-type="float" office:value="18" calcext:value-type="float">
            <text:p>18</text:p>
          </table:table-cell>
          <table:table-cell table:style-name="ce24" table:formula="of:=[.H6]" office:value-type="float" office:value="18" calcext:value-type="float">
            <text:p>18</text:p>
          </table:table-cell>
          <table:table-cell table:style-name="ce24" table:formula="of:=[.I6]" office:value-type="float" office:value="18" calcext:value-type="float">
            <text:p>18</text:p>
          </table:table-cell>
          <table:table-cell table:style-name="ce24" table:formula="of:=[.J6]" office:value-type="float" office:value="18" calcext:value-type="float">
            <text:p>18</text:p>
          </table:table-cell>
          <table:table-cell table:style-name="ce24" table:formula="of:=[.K6]" office:value-type="float" office:value="22" calcext:value-type="float">
            <text:p>22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utside temperature</text:p>
          </table:table-cell>
          <table:table-cell office:value-type="string" calcext:value-type="string">
            <text:p>O.e</text:p>
          </table:table-cell>
          <table:table-cell table:style-name="ce14" office:value-type="string" calcext:value-type="string">
            <text:p>C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 table:style-name="ce24" table:formula="of:=[.$D$3]" office:value-type="float" office:value="-3" calcext:value-type="float">
            <text:p>-3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 temperature</text:p>
          </table:table-cell>
          <table:table-cell office:value-type="string" calcext:value-type="string">
            <text:p>O.rec.z</text:p>
          </table:table-cell>
          <table:table-cell table:style-name="ce14" office:value-type="string" calcext:value-type="string">
            <text:p>C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ransfer temperature</text:p>
          </table:table-cell>
          <table:table-cell office:value-type="string" calcext:value-type="string">
            <text:p>O.transfer.ij</text:p>
          </table:table-cell>
          <table:table-cell table:style-name="ce14" office:value-type="string" calcext:value-type="string">
            <text:p>C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C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env.i</text:p>
          </table:table-cell>
          <table:table-cell table:style-name="ce14" office:value-type="string" calcext:value-type="string">
            <text:p>m3/h</text:p>
          </table:table-cell>
          <table:table-cell table:style-name="ce22" table:formula="of:=[.D37]" office:value-type="float" office:value="51.3" calcext:value-type="float">
            <text:p>51.3</text:p>
          </table:table-cell>
          <table:table-cell table:style-name="ce22" table:formula="of:=[.E37]" office:value-type="float" office:value="25.555" calcext:value-type="float">
            <text:p>25.6</text:p>
          </table:table-cell>
          <table:table-cell table:style-name="ce22" table:formula="of:=[.F37]" office:value-type="float" office:value="26.03" calcext:value-type="float">
            <text:p>26.0</text:p>
          </table:table-cell>
          <table:table-cell table:style-name="ce22" table:formula="of:=[.G37]" office:value-type="float" office:value="21.185" calcext:value-type="float">
            <text:p>21.2</text:p>
          </table:table-cell>
          <table:table-cell table:style-name="ce22" table:formula="of:=[.H37]" office:value-type="float" office:value="22.515" calcext:value-type="float">
            <text:p>22.5</text:p>
          </table:table-cell>
          <table:table-cell table:style-name="ce22" table:formula="of:=[.I37]" office:value-type="float" office:value="12.92" calcext:value-type="float">
            <text:p>12.9</text:p>
          </table:table-cell>
          <table:table-cell table:style-name="ce22" table:formula="of:=[.J37]" office:value-type="float" office:value="16.34" calcext:value-type="float">
            <text:p>16.3</text:p>
          </table:table-cell>
          <table:table-cell table:style-name="ce22" table:formula="of:=[.K37]" office:value-type="float" office:value="28.025" calcext:value-type="float">
            <text:p>28.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open.i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min.i</text:p>
          </table:table-cell>
          <table:table-cell table:style-name="ce14" office:value-type="string" calcext:value-type="string">
            <text:p>m3/h</text:p>
          </table:table-cell>
          <table:table-cell table:formula="of:=[.D31]*[.D7]" office:value-type="float" office:value="29.4" calcext:value-type="float">
            <text:p>29.4</text:p>
          </table:table-cell>
          <table:table-cell table:formula="of:=[.E31]*[.E7]" office:value-type="float" office:value="8.65" calcext:value-type="float">
            <text:p>8.65</text:p>
          </table:table-cell>
          <table:table-cell table:formula="of:=[.F31]*[.F7]" office:value-type="float" office:value="8.65" calcext:value-type="float">
            <text:p>8.65</text:p>
          </table:table-cell>
          <table:table-cell table:formula="of:=[.G31]*[.G7]" office:value-type="float" office:value="12.6" calcext:value-type="float">
            <text:p>12.6</text:p>
          </table:table-cell>
          <table:table-cell table:formula="of:=[.H31]*[.H7]" office:value-type="float" office:value="10" calcext:value-type="float">
            <text:p>10</text:p>
          </table:table-cell>
          <table:table-cell table:formula="of:=[.I31]*[.I7]" office:value-type="float" office:value="4.75" calcext:value-type="float">
            <text:p>4.75</text:p>
          </table:table-cell>
          <table:table-cell table:formula="of:=[.J31]*[.J7]" office:value-type="float" office:value="0" calcext:value-type="float">
            <text:p>0</text:p>
          </table:table-cell>
          <table:table-cell table:formula="of:=[.K31]*[.K7]" office:value-type="float" office:value="9.5" calcext:value-type="float">
            <text:p>9.5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n.min.i</text:p>
          </table:table-cell>
          <table:table-cell table:style-name="ce14"/>
          <table:table-cell table:number-columns-repeated="6"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5" calcext:value-type="float">
            <text:p>0.5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techn.i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sup.i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/>
          <table:table-cell office:value-type="string" calcext:value-type="string">
            <text:p>qv.transfer.ij</text:p>
          </table:table-cell>
          <table:table-cell table:style-name="ce14" office:value-type="string" calcext:value-type="string">
            <text:p>m3/h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9"/>
          <table:table-cell/>
          <table:table-cell table:style-name="ce41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9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6.3.3.3.2 External air volume flow into the room (I) through the building envelope</text:p>
          </table:table-cell>
          <table:table-cell table:style-name="ce3" office:value-type="string" calcext:value-type="string">
            <text:p>qv,env,i</text:p>
          </table:table-cell>
          <table:table-cell table:style-name="ce15" office:value-type="string" calcext:value-type="string">
            <text:p>m3/hr</text:p>
          </table:table-cell>
          <table:table-cell table:style-name="ce25" table:formula="of:=([.D38]/[.D39])*MIN([.D39];[.D41]*[.D42])+(([.D39]-[.D38])/[.D39])*[.D41]" office:value-type="float" office:value="51.3" calcext:value-type="float">
            <text:p>51.3</text:p>
          </table:table-cell>
          <table:table-cell table:style-name="ce25" table:formula="of:=([.E38]/[.E39])*MIN([.E39];[.E41]*[.E42])+(([.E39]-[.E38])/[.E39])*[.E41]" office:value-type="float" office:value="25.555" calcext:value-type="float">
            <text:p>25.6</text:p>
          </table:table-cell>
          <table:table-cell table:style-name="ce25" table:formula="of:=([.F38]/[.F39])*MIN([.F39];[.F41]*[.F42])+(([.F39]-[.F38])/[.F39])*[.F41]" office:value-type="float" office:value="26.03" calcext:value-type="float">
            <text:p>26.0</text:p>
          </table:table-cell>
          <table:table-cell table:style-name="ce25" table:formula="of:=([.G38]/[.G39])*MIN([.G39];[.G41]*[.G42])+(([.G39]-[.G38])/[.G39])*[.G41]" office:value-type="float" office:value="21.185" calcext:value-type="float">
            <text:p>21.2</text:p>
          </table:table-cell>
          <table:table-cell table:style-name="ce25" table:formula="of:=([.H38]/[.H39])*MIN([.H39];[.H41]*[.H42])+(([.H39]-[.H38])/[.H39])*[.H41]" office:value-type="float" office:value="22.515" calcext:value-type="float">
            <text:p>22.5</text:p>
          </table:table-cell>
          <table:table-cell table:style-name="ce25" table:formula="of:=([.I38]/[.I39])*MIN([.I39];[.I41]*[.I42])+(([.I39]-[.I38])/[.I39])*[.I41]" office:value-type="float" office:value="12.92" calcext:value-type="float">
            <text:p>12.9</text:p>
          </table:table-cell>
          <table:table-cell table:style-name="ce25" table:formula="of:=([.J38]/[.J39])*MIN([.J39];[.J41]*[.J42])+(([.J39]-[.J38])/[.J39])*[.J41]" office:value-type="float" office:value="16.34" calcext:value-type="float">
            <text:p>16.3</text:p>
          </table:table-cell>
          <table:table-cell table:style-name="ce25" table:formula="of:=([.K38]/[.K39])*MIN([.K39];[.K41]*[.K42])+(([.K39]-[.K38])/[.K39])*[.K41]" office:value-type="float" office:value="28.025" calcext:value-type="float">
            <text:p>28.0</text:p>
          </table:table-cell>
          <table:table-cell/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Air volume flow through additional infiltration into the zone (z)</text:p>
          </table:table-cell>
          <table:table-cell table:style-name="ce11" office:value-type="string" calcext:value-type="string">
            <text:p>qv,inf-add,z</text:p>
          </table:table-cell>
          <table:table-cell table:style-name="ce14"/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 table:style-name="ce26" table:formula="of:=[.$D$71]" office:value-type="float" office:value="101.935" calcext:value-type="float">
            <text:p>102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14"/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 table:style-name="ce26" table:formula="of:=[.$D$64]" office:value-type="float" office:value="101.935" calcext:value-type="float">
            <text:p>102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zone (z) through large openings</text:p>
          </table:table-cell>
          <table:table-cell office:value-type="string" calcext:value-type="string">
            <text:p>qv.open.z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room (I) through leakages and ATDs in accordance with Formula (19)</text:p>
          </table:table-cell>
          <table:table-cell office:value-type="string" calcext:value-type="string">
            <text:p>qv,leak+ATD,i</text:p>
          </table:table-cell>
          <table:table-cell table:style-name="ce14"/>
          <table:table-cell table:style-name="ce27" table:formula="of:=[.D46]" office:value-type="float" office:value="25.65" calcext:value-type="float">
            <text:p>25.7</text:p>
          </table:table-cell>
          <table:table-cell table:style-name="ce27" table:formula="of:=[.E46]" office:value-type="float" office:value="12.7775" calcext:value-type="float">
            <text:p>12.8</text:p>
          </table:table-cell>
          <table:table-cell table:style-name="ce27" table:formula="of:=[.F46]" office:value-type="float" office:value="13.015" calcext:value-type="float">
            <text:p>13.0</text:p>
          </table:table-cell>
          <table:table-cell table:style-name="ce27" table:formula="of:=[.G46]" office:value-type="float" office:value="10.5925" calcext:value-type="float">
            <text:p>10.6</text:p>
          </table:table-cell>
          <table:table-cell table:style-name="ce27" table:formula="of:=[.H46]" office:value-type="float" office:value="11.2575" calcext:value-type="float">
            <text:p>11.3</text:p>
          </table:table-cell>
          <table:table-cell table:style-name="ce27" table:formula="of:=[.I46]" office:value-type="float" office:value="6.46" calcext:value-type="float">
            <text:p>6.5</text:p>
          </table:table-cell>
          <table:table-cell table:style-name="ce27" table:formula="of:=[.J46]" office:value-type="float" office:value="8.17" calcext:value-type="float">
            <text:p>8.2</text:p>
          </table:table-cell>
          <table:table-cell table:style-name="ce27" table:formula="of:=[.K46]" office:value-type="float" office:value="14.0125" calcext:value-type="float">
            <text:p>14.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Orientation factor (default: 2, B.2.14)</text:p>
          </table:table-cell>
          <table:table-cell office:value-type="string" calcext:value-type="string">
            <text:p>fdir,z</text:p>
          </table:table-cell>
          <table:table-cell table:style-name="ce14"/>
          <table:table-cell table:number-columns-repeated="8" table:style-name="ce20" office:value-type="float" office:value="2" calcext:value-type="float">
            <text:p>2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room (I) through large openings </text:p>
          </table:table-cell>
          <table:table-cell office:value-type="string" calcext:value-type="string">
            <text:p>qv,open,i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/>
          <table:table-cell table:style-name="ce28" table:number-columns-repeated="8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/>
          <table:table-cell table:style-name="ce29" table:number-columns-repeated="8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Formula 19 (page 35)</text:p>
          </table:table-cell>
          <table:table-cell table:style-name="ce3" office:value-type="string" calcext:value-type="string">
            <text:p>qv,leak+ATD,i</text:p>
          </table:table-cell>
          <table:table-cell table:style-name="ce15" office:value-type="string" calcext:value-type="string">
            <text:p>m3/hr</text:p>
          </table:table-cell>
          <table:table-cell table:style-name="ce30" table:formula="of:=([.D47]*([.D48]/[.D49]))+IF([.D52]&gt;0;([.D50]*([.D51]/[.D52]));0)" office:value-type="float" office:value="25.65" calcext:value-type="float">
            <text:p>25.7</text:p>
          </table:table-cell>
          <table:table-cell table:style-name="ce30" table:formula="of:=([.E47]*([.E48]/[.E49]))+IF([.E52]&gt;0;([.E50]*([.E51]/[.E52]));0)" office:value-type="float" office:value="12.7775" calcext:value-type="float">
            <text:p>12.8</text:p>
          </table:table-cell>
          <table:table-cell table:style-name="ce30" table:formula="of:=([.F47]*([.F48]/[.F49]))+IF([.F52]&gt;0;([.F50]*([.F51]/[.F52]));0)" office:value-type="float" office:value="13.015" calcext:value-type="float">
            <text:p>13.0</text:p>
          </table:table-cell>
          <table:table-cell table:style-name="ce30" table:formula="of:=([.G47]*([.G48]/[.G49]))+IF([.G52]&gt;0;([.G50]*([.G51]/[.G52]));0)" office:value-type="float" office:value="10.5925" calcext:value-type="float">
            <text:p>10.6</text:p>
          </table:table-cell>
          <table:table-cell table:style-name="ce30" table:formula="of:=([.H47]*([.H48]/[.H49]))+IF([.H52]&gt;0;([.H50]*([.H51]/[.H52]));0)" office:value-type="float" office:value="11.2575" calcext:value-type="float">
            <text:p>11.3</text:p>
          </table:table-cell>
          <table:table-cell table:style-name="ce30" table:formula="of:=([.I47]*([.I48]/[.I49]))+IF([.I52]&gt;0;([.I50]*([.I51]/[.I52]));0)" office:value-type="float" office:value="6.46" calcext:value-type="float">
            <text:p>6.5</text:p>
          </table:table-cell>
          <table:table-cell table:style-name="ce30" table:formula="of:=([.J47]*([.J48]/[.J49]))+IF([.J52]&gt;0;([.J50]*([.J51]/[.J52]));0)" office:value-type="float" office:value="8.17" calcext:value-type="float">
            <text:p>8.2</text:p>
          </table:table-cell>
          <table:table-cell table:style-name="ce30" table:formula="of:=([.K47]*([.K48]/[.K49]))+IF([.K52]&gt;0;([.K50]*([.K51]/[.K52]));0)" office:value-type="float" office:value="14.0125" calcext:value-type="float">
            <text:p>14.0</text:p>
          </table:table-cell>
          <table:table-cell/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ventilation zone (z) through leakages in accordance with (20)</text:p>
          </table:table-cell>
          <table:table-cell office:value-type="string" calcext:value-type="string">
            <text:p>qv.leak.z</text:p>
          </table:table-cell>
          <table:table-cell table:style-name="ce14" office:value-type="string" calcext:value-type="string">
            <text:p>m3/h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 table:style-name="ce31" table:formula="of:=[.$D$55]" office:value-type="float" office:value="101.935" calcext:value-type="float">
            <text:p>102</text:p>
          </table:table-cell>
          <table:table-cell/>
          <table:table-cell table:style-name="ce41" office:value-type="string" calcext:value-type="string">
            <text:p>m3/h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room (I)</text:p>
          </table:table-cell>
          <table:table-cell office:value-type="string" calcext:value-type="string">
            <text:p>A.env.i</text:p>
          </table:table-cell>
          <table:table-cell table:style-name="ce14" office:value-type="string" calcext:value-type="string">
            <text:p>m2</text:p>
          </table:table-cell>
          <table:table-cell table:style-name="ce24" table:formula="of:=[.D8]" office:value-type="float" office:value="54" calcext:value-type="float">
            <text:p>54</text:p>
          </table:table-cell>
          <table:table-cell table:style-name="ce24" table:formula="of:=[.E8]" office:value-type="float" office:value="26.9" calcext:value-type="float">
            <text:p>26.9</text:p>
          </table:table-cell>
          <table:table-cell table:style-name="ce24" table:formula="of:=[.F8]" office:value-type="float" office:value="27.4" calcext:value-type="float">
            <text:p>27.4</text:p>
          </table:table-cell>
          <table:table-cell table:style-name="ce24" table:formula="of:=[.G8]" office:value-type="float" office:value="22.3" calcext:value-type="float">
            <text:p>22.3</text:p>
          </table:table-cell>
          <table:table-cell table:style-name="ce24" table:formula="of:=[.H8]" office:value-type="float" office:value="23.7" calcext:value-type="float">
            <text:p>23.7</text:p>
          </table:table-cell>
          <table:table-cell table:style-name="ce24" table:formula="of:=[.I8]" office:value-type="float" office:value="13.6" calcext:value-type="float">
            <text:p>13.6</text:p>
          </table:table-cell>
          <table:table-cell table:style-name="ce24" table:formula="of:=[.J8]" office:value-type="float" office:value="17.2" calcext:value-type="float">
            <text:p>17.2</text:p>
          </table:table-cell>
          <table:table-cell table:style-name="ce24" table:formula="of:=[.K8]" office:value-type="float" office:value="29.5" calcext:value-type="float">
            <text:p>29.5</text:p>
          </table:table-cell>
          <table:table-cell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ventilation zone (z)</text:p>
          </table:table-cell>
          <table:table-cell office:value-type="string" calcext:value-type="string">
            <text:p>A.env.z</text:p>
          </table:table-cell>
          <table:table-cell table:style-name="ce14" office:value-type="string" calcext:value-type="string">
            <text:p>m2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 table:style-name="ce32" table:formula="of:=[.$D$73]" office:value-type="float" office:value="214.6" calcext:value-type="float">
            <text:p>214.6</text:p>
          </table:table-cell>
          <table:table-cell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xternal air volume flow into the zone (z) through ATDs in accordance with Formula (21)</text:p>
          </table:table-cell>
          <table:table-cell office:value-type="string" calcext:value-type="string">
            <text:p>qv.ATD.z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room (I)</text:p>
          </table:table-cell>
          <table:table-cell office:value-type="string" calcext:value-type="string">
            <text:p>qv,ATD,design,i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zone (z)</text:p>
          </table:table-cell>
          <table:table-cell office:value-type="string" calcext:value-type="string">
            <text:p>qv,ATD,design,z</text:p>
          </table:table-cell>
          <table:table-cell table:style-name="ce14"/>
          <table:table-cell table:number-columns-repeated="8" table:style-name="ce20" office:value-type="float" office:value="0" calcext:value-type="float">
            <text:p>0</text:p>
          </table:table-cell>
          <table:table-cell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 table:number-columns-repeated="9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Formula 20 (page 36)</text:p>
          </table:table-cell>
          <table:table-cell office:value-type="string" calcext:value-type="string">
            <text:p>qv.leak.z</text:p>
          </table:table-cell>
          <table:table-cell table:style-name="ce14"/>
          <table:table-cell table:style-name="ce26" table:formula="of:=(1-[.D56])*[.D57]" office:value-type="float" office:value="101.935" calcext:value-type="float">
            <text:p>102</text:p>
          </table:table-cell>
          <table:table-cell table:style-name="ce31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TD authority of the ATDs in zone (z) in accordance with Formula (22)</text:p>
          </table:table-cell>
          <table:table-cell office:value-type="string" calcext:value-type="string">
            <text:p>a.ATD.z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14"/>
          <table:table-cell table:style-name="ce26" table:formula="of:=[.D64]" office:value-type="float" office:value="101.935" calcext:value-type="float">
            <text:p>102</text:p>
          </table:table-cell>
          <table:table-cell table:style-name="ce31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6" table:number-columns-repeated="9"/>
          <table:table-cell table:style-name="ce10"/>
          <table:table-cell table:style-name="ce45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9"/>
          <table: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7" table:number-columns-repeated="9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4" table:number-columns-repeated="3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4" office:value-type="string" calcext:value-type="string">
            <text:p>6.3.3.3.4 External air volume flow into the ventilation zone (z) through the building envelope (page 37)</text:p>
          </table:table-cell>
          <table:table-cell table:style-name="ce3" office:value-type="string" calcext:value-type="string">
            <text:p>qv,env,z</text:p>
          </table:table-cell>
          <table:table-cell table:style-name="ce15" office:value-type="string" calcext:value-type="string">
            <text:p>m3/hr</text:p>
          </table:table-cell>
          <table:table-cell table:style-name="ce23" table:formula="of:=MAX([.D65]+[.D66]-[.D67];0)+[.D71]" office:value-type="float" office:value="101.935" calcext:value-type="float">
            <text:p>102</text:p>
          </table:table-cell>
          <table:table-cell table:style-name="ce35"/>
          <table:table-cell table:number-columns-repeated="7"/>
          <table:table-cell table:style-name="ce44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Exhaust</text:span> air volume flow from the ventilation <text:span text:style-name="T1">zone (z)</text:span> <text:span text:style-name="T2">(Sum of rooms, I)</text:span></text:p>
          </table:table-cell>
          <table:table-cell office:value-type="string" calcext:value-type="string">
            <text:p>qv,exh,z</text:p>
          </table:table-cell>
          <table:table-cell table:style-name="ce14" office:value-type="string" calcext:value-type="string">
            <text:p>m3/hr</text:p>
          </table:table-cell>
          <table:table-cell table:style-name="ce20" table:formula="of:=[.$L$9]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3">Combustion</text:span><text:span text:style-name="T4"> or any other technically required air volume flow into the ventilation </text:span><text:span text:style-name="T5">zone</text:span><text:span text:style-name="T6"> (z) </text:span><text:span text:style-name="T7">(Sum of rooms, I)</text:span></text:p>
          </table:table-cell>
          <table:table-cell office:value-type="string" calcext:value-type="string">
            <text:p>qv,comb,z</text:p>
          </table:table-cell>
          <table:table-cell table:style-name="ce14" office:value-type="string" calcext:value-type="string">
            <text:p>m3/hr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8">Supply</text:span><text:span text:style-name="T9"> air volume flow into the ventilation </text:span><text:span text:style-name="T10">zone (z) </text:span><text:span text:style-name="T11">(Sum of rooms, I)</text:span></text:p>
          </table:table-cell>
          <table:table-cell office:value-type="string" calcext:value-type="string">
            <text:p>qv,sup,z</text:p>
          </table:table-cell>
          <table:table-cell table:style-name="ce14" office:value-type="string" calcext:value-type="string">
            <text:p>m3/hr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through additional infiltration into the ventilation <text:span text:style-name="T1">zone (z)</text:span> in accordance with 6.3.3.3.5</text:p>
          </table:table-cell>
          <table:table-cell office:value-type="string" calcext:value-type="string">
            <text:p>qv,inf-add,z</text:p>
          </table:table-cell>
          <table:table-cell table:style-name="ce14" office:value-type="string" calcext:value-type="string">
            <text:p>m3/hr</text:p>
          </table:table-cell>
          <table:table-cell table:style-name="ce26" table:formula="of:=[.D71]" office:value-type="float" office:value="101.935" calcext:value-type="float">
            <text:p>102</text:p>
          </table:table-cell>
          <table:table-cell table:style-name="ce31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4" table:number-columns-repeated="2"/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2"/>
          <table:table-cell table:style-name="ce29"/>
          <table:table-cell table:style-name="ce16" table:number-columns-repeated="6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6.3.3.3.5 Air volume flow through additional infiltration into the zone (z) (page 37)</text:p>
          </table:table-cell>
          <table:table-cell table:style-name="ce3" office:value-type="string" calcext:value-type="string">
            <text:p>qv,inf-add,z</text:p>
          </table:table-cell>
          <table:table-cell table:style-name="ce18" office:value-type="string" calcext:value-type="string">
            <text:p>m3/hr</text:p>
          </table:table-cell>
          <table:table-cell table:style-name="ce23" table:formula="of:=([.D72]*[.D73]+[.D74])*[.D75]*[.D76]" office:value-type="float" office:value="101.935" calcext:value-type="float">
            <text:p>102</text:p>
          </table:table-cell>
          <table:table-cell table:style-name="ce35"/>
          <table:table-cell table:number-columns-repeated="7"/>
          <table:table-cell table:style-name="ce47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19" office:value-type="string" calcext:value-type="string">
            <text:p>m3/h/m2</text:p>
          </table:table-cell>
          <table:table-cell table:style-name="ce20" office:value-type="float" office:value="9.5" calcext:value-type="float">
            <text:p>9.5</text:p>
          </table:table-cell>
          <table:table-cell table:style-name="ce36" office:value-type="string" calcext:value-type="string">
            <text:p>Corrected upwards as test noted 240 m2 envelope area</text:p>
          </table:table-cell>
          <table:table-cell table:style-name="Default"/>
          <table:table-cell table:number-columns-repeated="6"/>
          <table:table-cell table:style-name="ce48" office:value-type="string" calcext:value-type="string">
            <text:p>m3/h/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Envelope of the ventilation <text:span text:style-name="T1">zone (z)</text:span></text:p>
          </table:table-cell>
          <table:table-cell office:value-type="string" calcext:value-type="string">
            <text:p>Aenvz</text:p>
          </table:table-cell>
          <table:table-cell table:style-name="ce19" office:value-type="string" calcext:value-type="string">
            <text:p>m2</text:p>
          </table:table-cell>
          <table:table-cell table:style-name="ce20" table:formula="of:=[.$L$8]" office:value-type="float" office:value="214.6" calcext:value-type="float">
            <text:p>214.6</text:p>
          </table:table-cell>
          <table:table-cell table:style-name="ce24"/>
          <table:table-cell table:number-columns-repeated="7"/>
          <table:table-cell table:style-name="ce48" office:value-type="string" calcext:value-type="string">
            <text:p>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into the ventilation<text:span text:style-name="T1"> zone (z) </text:span>through ATDs at a pressure difference of 50 Pa in accordance with Formula (29)</text:p>
          </table:table-cell>
          <table:table-cell office:value-type="string" calcext:value-type="string">
            <text:p>qvATD.50z</text:p>
          </table:table-cell>
          <table:table-cell table:style-name="ce14"/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14"/>
          <table:table-cell table:style-name="ce20" office:value-type="float" office:value="0.05" calcext:value-type="float">
            <text:p>0.05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djustment factor taking into account the additional pressure difference due to unbalanced ventilation in accordance with Formula (29)</text:p>
          </table:table-cell>
          <table:table-cell office:value-type="string" calcext:value-type="string">
            <text:p>fe,z</text:p>
          </table:table-cell>
          <table:table-cell table:style-name="ce14"/>
          <table:table-cell table:style-name="ce33" table:formula="of:=[.D79]" office:value-type="float" office:value="1" calcext:value-type="float">
            <text:p>1.00</text:p>
          </table:table-cell>
          <table:table-cell table:style-name="ce37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6"/>
          <table:table-cell table:style-name="ce9"/>
          <table:table-cell table:style-name="ce17"/>
          <table:table-cell table:style-name="ce34"/>
          <table:table-cell table:style-name="ce38"/>
          <table:table-cell table:style-name="ce17" table:number-columns-repeated="6"/>
          <table:table-cell table:style-name="ce9"/>
          <table:table-cell table:style-name="ce46"/>
          <table:table-cell table:number-columns-repeated="2"/>
        </table:table-row>
        <table:table-row table:style-name="ro2">
          <table:table-cell table:style-name="ce7"/>
          <table:table-cell table:style-name="ce10"/>
          <table:table-cell table:style-name="ce16" table:number-columns-repeated="2"/>
          <table:table-cell table:style-name="ce29"/>
          <table:table-cell table:style-name="ce16" table:number-columns-repeated="6"/>
          <table:table-cell table:style-name="ce10"/>
          <table:table-cell table:style-name="ce45"/>
          <table:table-cell table:number-columns-repeated="2"/>
        </table:table-row>
        <table:table-row table:style-name="ro2">
          <table:table-cell table:style-name="ce4" office:value-type="string" calcext:value-type="string">
            <text:p>Formula 29 (fe,z) (page 38)</text:p>
          </table:table-cell>
          <table:table-cell table:style-name="ce3" office:value-type="string" calcext:value-type="string">
            <text:p>fe,z</text:p>
          </table:table-cell>
          <table:table-cell table:style-name="ce14"/>
          <table:table-cell table:style-name="ce21" table:formula="of:=1/(1+(([.D80]/[.D81])*(([.D82]+[.D83]-[.D84])/(([.D86]*[.D87])+[.D88]))^2))" office:value-type="float" office:value="1" calcext:value-type="float">
            <text:p>1.00</text:p>
          </table:table-cell>
          <table:table-cell table:style-name="ce39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Adjustment factor for the number of exposed facades</text:p>
          </table:table-cell>
          <table:table-cell office:value-type="string" calcext:value-type="string">
            <text:p>ffac.z</text:p>
          </table:table-cell>
          <table:table-cell table:style-name="ce14"/>
          <table:table-cell table:style-name="ce20" office:value-type="float" office:value="8" calcext:value-type="float">
            <text:p>8</text:p>
          </table:table-cell>
          <table:table-cell table:style-name="ce24"/>
          <table:table-cell table:number-columns-repeated="7"/>
          <table:table-cell table:style-name="ce41"/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14"/>
          <table:table-cell table:formula="of:=[.D75]" office:value-type="float" office:value="0.05" calcext:value-type="float">
            <text:p>0.05</text:p>
          </table:table-cell>
          <table:table-cell table:style-name="ce32"/>
          <table:table-cell table:number-columns-repeated="7"/>
          <table:table-cell table:style-name="ce41"/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Exhaust</text:span> air volume flow from the ventilation <text:span text:style-name="T1">zone (z) </text:span>(Sum of rooms, I)</text:p>
          </table:table-cell>
          <table:table-cell office:value-type="string" calcext:value-type="string">
            <text:p>qv,exh,z</text:p>
          </table:table-cell>
          <table:table-cell table:style-name="ce14" office:value-type="string" calcext:value-type="string">
            <text:p>m3/hr</text:p>
          </table:table-cell>
          <table:table-cell table:formula="of:=[.D65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Combustion</text:span> or any other technically required air volume flow into the ventilation <text:span text:style-name="T1">zone (z) </text:span>(Sum of rooms, I)</text:p>
          </table:table-cell>
          <table:table-cell office:value-type="string" calcext:value-type="string">
            <text:p>qv,comb,z</text:p>
          </table:table-cell>
          <table:table-cell table:style-name="ce14" office:value-type="string" calcext:value-type="string">
            <text:p>m3/hr</text:p>
          </table:table-cell>
          <table:table-cell table:formula="of:=[.D66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8">Supply</text:span><text:span text:style-name="T9"> air volume flow into the ventilation </text:span><text:span text:style-name="T10">zone (z) </text:span><text:span text:style-name="T11">(Sum of rooms, I)</text:span></text:p>
          </table:table-cell>
          <table:table-cell office:value-type="string" calcext:value-type="string">
            <text:p>qv,sup,z</text:p>
          </table:table-cell>
          <table:table-cell table:style-name="ce14" office:value-type="string" calcext:value-type="string">
            <text:p>m3/hr</text:p>
          </table:table-cell>
          <table:table-cell table:formula="of:=[.D67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sign air volume flow of the ATDs in the ventilation zone (z)</text:p>
          </table:table-cell>
          <table:table-cell office:value-type="string" calcext:value-type="string">
            <text:p>qv,ATD,design,z</text:p>
          </table:table-cell>
          <table:table-cell table:style-name="ce14" office:value-type="string" calcext:value-type="string">
            <text:p>m3/hr</text:p>
          </table:table-cell>
          <table:table-cell table:style-name="ce20" office:value-type="float" office:value="0" calcext:value-type="float">
            <text:p>0</text:p>
          </table:table-cell>
          <table:table-cell table:style-name="ce24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19" office:value-type="string" calcext:value-type="string">
            <text:p>m3/h/m2</text:p>
          </table:table-cell>
          <table:table-cell table:formula="of:=[.D72]" office:value-type="float" office:value="9.5" calcext:value-type="float">
            <text:p>9.5</text:p>
          </table:table-cell>
          <table:table-cell table:style-name="ce32"/>
          <table:table-cell table:number-columns-repeated="7"/>
          <table:table-cell table:style-name="ce48" office:value-type="string" calcext:value-type="string">
            <text:p>m3/h/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2">Envelope of the ventilation </text:span><text:span text:style-name="T13">zone (z) </text:span><text:span text:style-name="T14">This value cancels out in the case of natural ventilation</text:span></text:p>
          </table:table-cell>
          <table:table-cell office:value-type="string" calcext:value-type="string">
            <text:p>Aenvz</text:p>
          </table:table-cell>
          <table:table-cell table:style-name="ce14" office:value-type="string" calcext:value-type="string">
            <text:p>m2</text:p>
          </table:table-cell>
          <table:table-cell table:formula="of:=[.D73]" office:value-type="float" office:value="214.6" calcext:value-type="float">
            <text:p>214.6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Air volume flow into the ventilation<text:span text:style-name="T1"> zone (z) </text:span>through ATDs at a pressure difference of 50 Pa</text:p>
          </table:table-cell>
          <table:table-cell office:value-type="string" calcext:value-type="string">
            <text:p>qvATD.50z</text:p>
          </table:table-cell>
          <table:table-cell table:style-name="ce14" office:value-type="string" calcext:value-type="string">
            <text:p>m3/hr</text:p>
          </table:table-cell>
          <table:table-cell table:formula="of:=[.D74]" office:value-type="float" office:value="0" calcext:value-type="float">
            <text:p>0</text:p>
          </table:table-cell>
          <table:table-cell table:style-name="ce32"/>
          <table:table-cell table:number-columns-repeated="7"/>
          <table:table-cell table:style-name="ce41" office:value-type="string" calcext:value-type="string">
            <text:p>m3/hr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17" table:number-columns-repeated="8"/>
          <table:table-cell table:style-name="ce9"/>
          <table:table-cell table:style-name="ce4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/>
          <table:table-cell table:style-name="ce3" table:number-columns-repeated="2"/>
          <table:table-cell table:number-columns-repeated="9"/>
          <table:table-cell table:style-name="ce3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  <table:table-row table:style-name="ro2" table:number-rows-repeated="104848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1" table:default-cell-style-name="Default"/>
        <table:table-column table:style-name="co10" table:number-columns-repeated="2" table:default-cell-style-name="Default"/>
        <table:table-column table:style-name="co10" table:default-cell-style-name="ce12"/>
        <table:table-column table:style-name="co10" table:number-columns-repeated="4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oom volume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string" calcext:value-type="string">
            <text:p>m3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room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ffective air change rate</text:p>
          </table:table-cell>
          <table:table-cell/>
          <table:table-cell table:style-name="ce52" table:formula="of:=([.C9]/([.C10]*([.C11]-[.C12])))/[.C2]" office:value-type="float" office:value="0.780612244897959" calcext:value-type="float">
            <text:p>0.78</text:p>
          </table:table-cell>
          <table:table-cell office:value-type="string" calcext:value-type="string">
            <text:p>ACH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6.3.3.3.1 Ventilation heat loss of the building (build) / zone (z) / room (I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1 Heated space (17)</text:p>
          </table:table-cell>
          <table:table-cell/>
          <table:table-cell table:style-name="ce53" table:formula="of:=[.C10]*((MAX([.C15];[.C16])*([.C11]-[.C12])))" office:value-type="float" office:value="358.938" calcext:value-type="float">
            <text:p>359</text:p>
          </table:table-cell>
          <table:table-cell table:style-name="ce44" office:value-type="string" calcext:value-type="string">
            <text:p>W</text:p>
          </table:table-cell>
          <table:table-cell table:number-columns-repeated="3"/>
          <table:table-cell table:style-name="ce12"/>
        </table:table-row>
        <table:table-row table:style-name="ro2">
          <table:table-cell table:style-name="ce2" office:value-type="string" calcext:value-type="string">
            <text:p>Density x specific heat</text:p>
          </table:table-cell>
          <table:table-cell office:value-type="string" calcext:value-type="string">
            <text:p>p.cp</text:p>
          </table:table-cell>
          <table:table-cell table:style-name="ce54" office:value-type="float" office:value="0.34" calcext:value-type="float">
            <text:p>0.34</text:p>
          </table:table-cell>
          <table:table-cell table:style-name="ce41"/>
          <table:table-cell/>
          <table:table-cell table:style-name="ce12" table:number-columns-repeated="3"/>
        </table:table-row>
        <table:table-row table:style-name="ro2">
          <table:table-cell table:style-name="ce2" office:value-type="string" calcext:value-type="string">
            <text:p>Internal temperature</text:p>
          </table:table-cell>
          <table:table-cell office:value-type="string" calcext:value-type="string">
            <text:p>O.int.i</text:p>
          </table:table-cell>
          <table:table-cell table:style-name="ce54" office:value-type="float" office:value="20" calcext:value-type="float">
            <text:p>20</text:p>
          </table:table-cell>
          <table:table-cell table:style-name="ce41" office:value-type="string" calcext:value-type="string">
            <text:p>C</text:p>
          </table:table-cell>
          <table:table-cell/>
          <table:table-cell table:style-name="ce12" table:number-columns-repeated="3"/>
        </table:table-row>
        <table:table-row table:style-name="ro2">
          <table:table-cell table:style-name="ce2" office:value-type="string" calcext:value-type="string">
            <text:p>Outside temperature</text:p>
          </table:table-cell>
          <table:table-cell office:value-type="string" calcext:value-type="string">
            <text:p>O.e</text:p>
          </table:table-cell>
          <table:table-cell table:style-name="ce54" office:value-type="float" office:value="-3" calcext:value-type="float">
            <text:p>-3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ec temperature</text:p>
          </table:table-cell>
          <table:table-cell office:value-type="string" calcext:value-type="string">
            <text:p>O.rec.z</text:p>
          </table:table-cell>
          <table:table-cell table:style-name="ce54" office:value-type="float" office:value="0" calcext:value-type="float">
            <text:p>0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ransfer temperature</text:p>
          </table:table-cell>
          <table:table-cell office:value-type="string" calcext:value-type="string">
            <text:p>O.transfer.ij</text:p>
          </table:table-cell>
          <table:table-cell table:style-name="ce54" office:value-type="float" office:value="0" calcext:value-type="float">
            <text:p>0</text:p>
          </table:table-cell>
          <table:table-cell table:style-name="ce41" office:value-type="string" calcext:value-type="string">
            <text:p>C</text:p>
          </table:table-cell>
          <table:table-cell table:number-columns-repeated="4"/>
        </table:table-row>
        <table:table-row table:style-name="ro2">
          <table:table-cell table:style-name="ce51" office:value-type="string" calcext:value-type="string">
            <text:p>External air volume flow into the room (I) through the building envelope</text:p>
          </table:table-cell>
          <table:table-cell office:value-type="string" calcext:value-type="string">
            <text:p>qv.env.i</text:p>
          </table:table-cell>
          <table:table-cell table:style-name="ce55" table:formula="of:=[.C19]" office:value-type="float" office:value="45.9" calcext:value-type="float">
            <text:p>45.9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2"/>
          <table:table-cell office:value-type="string" calcext:value-type="string">
            <text:p>qv.min.i</text:p>
          </table:table-cell>
          <table:table-cell table:formula="of:=[.C2]*0.5" office:value-type="float" office:value="29.4" calcext:value-type="float">
            <text:p>29.4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2 External air volume flow into the room (I) through the building envelope</text:p>
          </table:table-cell>
          <table:table-cell table:style-name="ce3" office:value-type="string" calcext:value-type="string">
            <text:p>qv,env,i</text:p>
          </table:table-cell>
          <table:table-cell table:style-name="ce56" table:formula="of:=[.C20]*[.C21]" office:value-type="float" office:value="45.9" calcext:value-type="float">
            <text:p>45.9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xternal air volume flow into the room (I) through leakages and ATDs in accordance with Formula (19)</text:p>
          </table:table-cell>
          <table:table-cell office:value-type="string" calcext:value-type="string">
            <text:p>qv,leak+ATD,i</text:p>
          </table:table-cell>
          <table:table-cell table:style-name="ce57" table:formula="of:=[.C24]" office:value-type="float" office:value="22.95" calcext:value-type="float">
            <text:p>23.0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Orientation factor (default: 2, B.2.14)</text:p>
          </table:table-cell>
          <table:table-cell office:value-type="string" calcext:value-type="string">
            <text:p>fdir,z</text:p>
          </table:table-cell>
          <table:table-cell table:style-name="ce54" office:value-type="float" office:value="2" calcext:value-type="float">
            <text:p>2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/>
          <table:table-cell table:style-name="ce58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/>
          <table:table-cell table:style-name="ce59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Formula 19 (page 35)</text:p>
          </table:table-cell>
          <table:table-cell table:style-name="ce3" office:value-type="string" calcext:value-type="string">
            <text:p>qv,leak.i</text:p>
          </table:table-cell>
          <table:table-cell table:style-name="ce60" table:formula="of:=([.C25]*([.C26]/[.C27]))" office:value-type="float" office:value="22.95" calcext:value-type="float">
            <text:p>23.0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xternal air volume flow into the ventilation zone (z) through leakages in accordance with (20)</text:p>
          </table:table-cell>
          <table:table-cell office:value-type="string" calcext:value-type="string">
            <text:p>qv.leak.z</text:p>
          </table:table-cell>
          <table:table-cell table:style-name="ce61" table:formula="of:=[.C30]" office:value-type="float" office:value="90.95" calcext:value-type="float">
            <text:p>91</text:p>
          </table:table-cell>
          <table:table-cell table:style-name="ce41" office:value-type="string" calcext:value-type="string">
            <text:p>m3/h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room (I)</text:p>
          </table:table-cell>
          <table:table-cell office:value-type="string" calcext:value-type="string">
            <text:p>A.env.i</text:p>
          </table:table-cell>
          <table:table-cell table:style-name="ce62" table:formula="of:=[.C3]" office:value-type="float" office:value="54" calcext:value-type="float">
            <text:p>54</text:p>
          </table:table-cell>
          <table:table-cell table:style-name="ce41" office:value-type="string" calcext:value-type="string">
            <text:p>m2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Envelope of the ventilation zone (z)</text:p>
          </table:table-cell>
          <table:table-cell office:value-type="string" calcext:value-type="string">
            <text:p>A.env.z</text:p>
          </table:table-cell>
          <table:table-cell table:style-name="ce63" table:formula="of:=[.C40]" office:value-type="float" office:value="214" calcext:value-type="float">
            <text:p>214</text:p>
          </table:table-cell>
          <table:table-cell table:style-name="ce41" office:value-type="string" calcext:value-type="string">
            <text:p>m2</text:p>
          </table:table-cell>
          <table:table-cell/>
          <table:table-cell office:value-type="string" calcext:value-type="string">
            <text:p>Envelope cancels out!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Formula 20 (page 36)</text:p>
          </table:table-cell>
          <table:table-cell office:value-type="string" calcext:value-type="string">
            <text:p>qv.leak.z</text:p>
          </table:table-cell>
          <table:table-cell table:style-name="ce64" table:formula="of:=[.C31]" office:value-type="float" office:value="90.95" calcext:value-type="float">
            <text:p>91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8" office:value-type="string" calcext:value-type="string">
            <text:p>External air volume flow into the ventilation zone (z) through the building envelope</text:p>
          </table:table-cell>
          <table:table-cell table:style-name="ce11" office:value-type="string" calcext:value-type="string">
            <text:p>qv,env,z</text:p>
          </table:table-cell>
          <table:table-cell table:style-name="ce64" table:formula="of:=[.C34]" office:value-type="float" office:value="90.95" calcext:value-type="float">
            <text:p>91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4 External air volume flow into the ventilation zone (z) through the building envelope (page 37)</text:p>
          </table:table-cell>
          <table:table-cell table:style-name="ce3" office:value-type="string" calcext:value-type="string">
            <text:p>qv,env,z</text:p>
          </table:table-cell>
          <table:table-cell table:style-name="ce53" table:formula="of:=[.C35]" office:value-type="float" office:value="90.95" calcext:value-type="float">
            <text:p>91</text:p>
          </table:table-cell>
          <table:table-cell table:style-name="ce44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ir volume flow through additional infiltration into the ventilation <text:span text:style-name="T1">zone (z)</text:span> in accordance with 6.3.3.3.5</text:p>
          </table:table-cell>
          <table:table-cell office:value-type="string" calcext:value-type="string">
            <text:p>qv,inf-add,z</text:p>
          </table:table-cell>
          <table:table-cell table:style-name="ce64" table:formula="of:=[.C38]" office:value-type="float" office:value="90.95" calcext:value-type="float">
            <text:p>91</text:p>
          </table:table-cell>
          <table:table-cell table:style-name="ce41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6"/>
          <table:table-cell table:style-name="ce9" table:number-columns-repeated="2"/>
          <table:table-cell table:style-name="ce46"/>
          <table:table-cell table:number-columns-repeated="4"/>
        </table:table-row>
        <table:table-row table:style-name="ro2">
          <table:table-cell table:style-name="ce7"/>
          <table:table-cell table:style-name="ce10" table:number-columns-repeated="2"/>
          <table:table-cell table:style-name="ce45"/>
          <table:table-cell table:number-columns-repeated="4"/>
        </table:table-row>
        <table:table-row table:style-name="ro2">
          <table:table-cell table:style-name="ce4" office:value-type="string" calcext:value-type="string">
            <text:p>6.3.3.3.5 Air volume flow through additional infiltration into the zone (z) (page 37)</text:p>
          </table:table-cell>
          <table:table-cell table:style-name="ce3" office:value-type="string" calcext:value-type="string">
            <text:p>qv,inf-add,z</text:p>
          </table:table-cell>
          <table:table-cell table:style-name="ce53" table:formula="of:=([.C39]*[.C40])*[.C41]*[.C42]" office:value-type="float" office:value="90.95" calcext:value-type="float">
            <text:p>91</text:p>
          </table:table-cell>
          <table:table-cell table:style-name="ce47" office:value-type="string" calcext:value-type="string">
            <text:p>m3/h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pecific air permeability of the envelope at 50pa</text:p>
          </table:table-cell>
          <table:table-cell office:value-type="string" calcext:value-type="string">
            <text:p>qenv50</text:p>
          </table:table-cell>
          <table:table-cell table:style-name="ce54" office:value-type="float" office:value="8.5" calcext:value-type="float">
            <text:p>8.5</text:p>
          </table:table-cell>
          <table:table-cell table:style-name="ce48" office:value-type="string" calcext:value-type="string">
            <text:p>m3/h/m2</text:p>
          </table:table-cell>
          <table:table-cell/>
          <table:table-cell table:formula="of:=[.C39]*240" office:value-type="float" office:value="2040" calcext:value-type="float">
            <text:p>204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nvelope of the ventilation <text:span text:style-name="T1">zone (z)</text:span></text:p>
          </table:table-cell>
          <table:table-cell office:value-type="string" calcext:value-type="string">
            <text:p>Aenvz</text:p>
          </table:table-cell>
          <table:table-cell table:style-name="ce54" office:value-type="float" office:value="214" calcext:value-type="float">
            <text:p>214</text:p>
          </table:table-cell>
          <table:table-cell table:style-name="ce48" office:value-type="string" calcext:value-type="string">
            <text:p>m2</text:p>
          </table:table-cell>
          <table:table-cell/>
          <table:table-cell office:value-type="string" calcext:value-type="string">
            <text:p>Envelope cancels out!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Volume flow factor</text:p>
          </table:table-cell>
          <table:table-cell office:value-type="string" calcext:value-type="string">
            <text:p>fqv,z</text:p>
          </table:table-cell>
          <table:table-cell table:style-name="ce54" office:value-type="float" office:value="0.05" calcext:value-type="float">
            <text:p>0.05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Adjustment factor taking into account the additional pressure difference due to unbalanced ventilation in accordance with Formula (29)</text:p>
          </table:table-cell>
          <table:table-cell office:value-type="string" calcext:value-type="string">
            <text:p>fe,z</text:p>
          </table:table-cell>
          <table:table-cell table:style-name="ce65" office:value-type="float" office:value="1" calcext:value-type="float">
            <text:p>1.00</text:p>
          </table:table-cell>
          <table:table-cell table:style-name="ce41"/>
          <table:table-cell table:number-columns-repeated="4"/>
        </table:table-row>
        <table:table-row table:style-name="ro2">
          <table:table-cell table:style-name="ce6"/>
          <table:table-cell table:style-name="ce9"/>
          <table:table-cell table:style-name="ce66"/>
          <table:table-cell table:style-name="ce46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2" table:number-rows-repeated="1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9T23:05:58.318514871</meta:creation-date>
    <dc:date>2024-04-21T08:59:25.788088529</dc:date>
    <meta:editing-duration>PT21H4M39S</meta:editing-duration>
    <meta:editing-cycles>61</meta:editing-cycles>
    <meta:generator>LibreOffice/6.4.7.2$Linux_X86_64 LibreOffice_project/40$Build-2</meta:generator>
    <meta:document-statistic meta:table-count="2" meta:cell-count="622" meta:object-count="0"/>
  </office:meta>
</office:document-meta>
</file>